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65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language="en" fo:country="US" style:language-asian="en" style:country-asian="US" style:font-size-complex="6.80000019073486pt"/>
    </style:style>
    <style:style style:name="ce2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2">
          <table:table-cell/>
          <table:table-cell table:style-name="ce1" office:value-type="string">
            <text:p>Skapa grunden för projektet, alltså, filer och uppläg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Skapa ett interface för va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Skapa funktioner för att spara och läsa in medlemsregistr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table:style-name="ce2" office:value-type="string">
            <text:p>Skapa funktion för att lägga till medlemm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Rendera en lista med alla medlemm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eal</text:p>
          </table:table-cell>
          <table:table-cell/>
          <table:table-cell table:formula="of:=SUM([.C2:.C6])" office:value-type="float" office:value="11">
            <text:p>11</text:p>
          </table:table-cell>
          <table:table-cell table:formula="of:=([.C7]-4)" office:value-type="float" office:value="7">
            <text:p>7</text:p>
          </table:table-cell>
          <table:table-cell table:formula="of:=([.D7]-4)" office:value-type="float" office:value="3">
            <text:p>3</text:p>
          </table:table-cell>
          <table:table-cell table:formula="of:=([.E7]-3)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11">
            <text:p>11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3">
            <text:p>3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>
            <draw:frame table:end-cell-address="Sheet1.H29" table:end-x="0.0665in" table:end-y="0.1575in" draw:z-index="0" draw:style-name="gr1" svg:width="10.2902in" svg:height="3.535in" svg:x="0.0004in" svg:y="0.0008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7"/>
        </table:table-row>
        <table:table-row table:style-name="ro1">
          <table:table-cell/>
          <table:table-cell office:value-type="string">
            <text:p>Sprint Retrospectiv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ålen för denna sprinten blev uppfyllda utan några proble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ch punkt 1 och 2 i product backlog är nu implementerade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idsplaneringen stämde relativt bra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t fanns dock lite mer tid än vad som egentligen behövdes för att genomföra uppgiftern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ill nästa sprint bör tidsplaneringen göras bättre.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18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H24M9S</meta:editing-duration>
    <meta:editing-cycles>11</meta:editing-cycles>
    <meta:generator>OpenOffice.org/3.3$Win32 OpenOffice.org_project/330m20$Build-9567</meta:generator>
    <dc:date>2014-01-07T18:22:13.11</dc:date>
    <meta:document-statistic meta:table-count="3" meta:cell-count="5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38cm" svg:height="8.98cm" xlink:href=".." xlink:type="simple" chart:class="chart:line" chart:style-name="ch1">
        <chart:title svg:x="10.485cm" svg:y="0.316cm" chart:style-name="ch2">
          <text:p>Burndown chart</text:p>
        </chart:title>
        <chart:legend chart:legend-position="end" svg:x="24.35cm" svg:y="3.944cm" chart:style-name="ch3"/>
        <chart:plot-area chart:style-name="ch4" table:cell-range-address="Sheet1.A7:Sheet1.A8 Sheet1.C7:Sheet1.F8" chart:data-source-has-labels="column" svg:x="1.56cm" svg:y="1.631cm" svg:width="21.746cm" svg:height="6.162cm">
          <chartooo:coordinate-region svg:x="2.181cm" svg:y="1.843cm" svg:width="21.031cm" svg:height="5.277cm"/>
          <chart:axis chart:dimension="x" chart:name="primary-x" chart:style-name="ch5">
            <chart:title svg:x="10.272cm" svg:y="7.973cm" chart:style-name="ch6">
              <text:p>Dag(2 är första arbetsdagen)</text:p>
            </chart:title>
          </chart:axis>
          <chart:axis chart:dimension="y" chart:name="primary-y" chart:style-name="ch5">
            <chart:title svg:x="0.451cm" svg:y="5.338cm" chart:style-name="ch7">
              <text:p>Timmar</text:p>
            </chart:title>
            <chart:grid chart:style-name="ch8" chart:class="major"/>
          </chart:axis>
          <chart:series chart:style-name="ch9" chart:values-cell-range-address="Sheet1.C7:Sheet1.F7" chart:label-cell-address="Sheet1.A7:Sheet1.A7" chart:class="chart:line">
            <chart:data-point chart:repeated="4"/>
          </chart:series>
          <chart:series chart:style-name="ch10" chart:values-cell-range-address="Sheet1.C8:Sheet1.F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11">
                <text:p>11</text:p>
                <draw:g>
                  <svg:desc>Sheet1.C7:Sheet1.F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11">
                <text:p>11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